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2dc8" officeooo:paragraph-rsid="001b2dc8"/>
    </style:style>
    <style:style style:name="P2" style:family="paragraph" style:parent-style-name="Standard">
      <style:text-properties officeooo:rsid="001b6c7f" officeooo:paragraph-rsid="001b6c7f"/>
    </style:style>
    <style:style style:name="P3" style:family="paragraph" style:parent-style-name="Standard">
      <style:text-properties officeooo:rsid="001c8d74" officeooo:paragraph-rsid="001c8d74"/>
    </style:style>
    <style:style style:name="T1" style:family="text">
      <style:text-properties officeooo:rsid="001b6c7f"/>
    </style:style>
    <style:style style:name="T2" style:family="text">
      <style:text-properties officeooo:rsid="001c8d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ject Oriented Programming</text:p>
      <text:p text:style-name="P1"/>
      <text:p text:style-name="P1">This is my first attempt at a technical blog or any blog for that matter.</text:p>
      <text:p text:style-name="P1"/>
      <text:p text:style-name="P1">So what is Object Oriented programming ?</text:p>
      <text:p text:style-name="P1">It is an approach towards designing a solution to <text:span text:style-name="T1">a problem by modelling to the problem context.In other words, you would be designing the solution to a problem by actually identifying the participants, their interactions and having them as objects in your design. Your design should replicate what the objects in the problem should/can do.</text:span></text:p>
      <text:p text:style-name="P1"/>
      <text:p text:style-name="P2">Let us take an example : </text:p>
      <text:p text:style-name="P3">Problem Context 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21:11:57.156587361</meta:creation-date>
    <dc:date>2015-10-18T22:04:21.947366116</dc:date>
    <meta:editing-duration>PT36M26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6" meta:word-count="89" meta:character-count="523" meta:non-whitespace-character-count="438"/>
  </office:meta>
</office:document-meta>
</file>